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1.906cm" table:align="left"/>
    </style:style>
    <style:style style:name="表3.A" style:family="table-column">
      <style:table-column-properties style:column-width="2.196cm"/>
    </style:style>
    <style:style style:name="表3.B" style:family="table-column">
      <style:table-column-properties style:column-width="9.7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6.297cm" table:align="left"/>
    </style:style>
    <style:style style:name="表4.A" style:family="table-column">
      <style:table-column-properties style:column-width="2.91cm"/>
    </style:style>
    <style:style style:name="表4.B" style:family="table-column">
      <style:table-column-properties style:column-width="3.387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#fff200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#fff200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#fff200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#fff200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#fff200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c6d804" officeooo:paragraph-rsid="00c6d804" fo:background-color="#fff200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transparent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b621ea" officeooo:paragraph-rsid="00b621ea" fo:background-color="transparent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b6ae15" officeooo:paragraph-rsid="00b6ae15" fo:background-color="transparent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b6ae15" officeooo:paragraph-rsid="00b6ec02" fo:background-color="transparent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b6ec02" officeooo:paragraph-rsid="00b7a1fa" fo:background-color="transparent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b6ec02" officeooo:paragraph-rsid="00b6ae15" fo:background-color="transparent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b6ec02" officeooo:paragraph-rsid="00ba081e" fo:background-color="transparent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b6ec02" officeooo:paragraph-rsid="00bb02b7" fo:background-color="transparent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b6ec02" officeooo:paragraph-rsid="00bb69b7" fo:background-color="transparent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b6ec02" officeooo:paragraph-rsid="00be84c3" fo:background-color="transparent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b6ec02" officeooo:paragraph-rsid="00c168a0" fo:background-color="transparent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b6ec02" officeooo:paragraph-rsid="00c29e1e" fo:background-color="transparent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b7a1fa" officeooo:paragraph-rsid="00b7a1fa" fo:background-color="transparent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transparent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ba081e" officeooo:paragraph-rsid="00ba081e" fo:background-color="transparent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ba0bbe" officeooo:paragraph-rsid="00ba0bbe" fo:background-color="transparent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bb02b7" officeooo:paragraph-rsid="00bb02b7" fo:background-color="transparent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bb0d1d" officeooo:paragraph-rsid="00bb0d1d" fo:background-color="transparent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bb69b7" officeooo:paragraph-rsid="00bb69b7" fo:background-color="transparent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be84c3" officeooo:paragraph-rsid="00be84c3" fo:background-color="transparent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be84c3" officeooo:paragraph-rsid="00bfdd55" fo:background-color="transparent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bfdd55" officeooo:paragraph-rsid="00bfdd55" fo:background-color="transparent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transparent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transparent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transparent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3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64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71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72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73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2pt" officeooo:rsid="0047785d" officeooo:paragraph-rsid="00b621ea" style:font-size-asian="22pt" style:font-size-complex="22pt"/>
    </style:style>
    <style:style style:name="P76" style:family="paragraph" style:parent-style-name="Standard">
      <style:paragraph-properties fo:text-align="start" style:justify-single-word="false"/>
      <style:text-properties fo:font-size="22pt" officeooo:rsid="0047785d" officeooo:paragraph-rsid="00b6ae15" style:font-size-asian="22pt" style:font-size-complex="22pt"/>
    </style:style>
    <style:style style:name="P77" style:family="paragraph" style:parent-style-name="Standard">
      <style:paragraph-properties fo:text-align="start" style:justify-single-word="false"/>
      <style:text-properties fo:font-size="22pt" officeooo:rsid="0047785d" officeooo:paragraph-rsid="00b6ec02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47785d" officeooo:paragraph-rsid="00b7a1fa" style:font-size-asian="22pt" style:font-size-complex="22pt"/>
    </style:style>
    <style:style style:name="P79" style:family="paragraph" style:parent-style-name="Standard">
      <style:paragraph-properties fo:text-align="start" style:justify-single-word="false"/>
      <style:text-properties fo:font-size="22pt" officeooo:rsid="0047785d" officeooo:paragraph-rsid="00b868da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47785d" officeooo:paragraph-rsid="00ba081e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22pt" officeooo:rsid="0047785d" officeooo:paragraph-rsid="00bb02b7" style:font-size-asian="22pt" style:font-size-complex="2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84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85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86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87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88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89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90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91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92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93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94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95" style:family="paragraph" style:parent-style-name="Standard">
      <style:paragraph-properties fo:text-align="start" style:justify-single-word="false"/>
      <style:text-properties fo:font-size="22pt" officeooo:rsid="000f74de" officeooo:paragraph-rsid="00b621ea" style:font-size-asian="22pt" style:font-size-complex="22pt"/>
    </style:style>
    <style:style style:name="P96" style:family="paragraph" style:parent-style-name="Standard">
      <style:paragraph-properties fo:text-align="start" style:justify-single-word="false"/>
      <style:text-properties fo:font-size="22pt" officeooo:rsid="000f74de" officeooo:paragraph-rsid="00b6ae15" style:font-size-asian="22pt" style:font-size-complex="22pt"/>
    </style:style>
    <style:style style:name="P97" style:family="paragraph" style:parent-style-name="Standard">
      <style:paragraph-properties fo:text-align="start" style:justify-single-word="false"/>
      <style:text-properties fo:font-size="22pt" officeooo:rsid="000f74de" officeooo:paragraph-rsid="00b6ec02" style:font-size-asian="22pt" style:font-size-complex="22pt"/>
    </style:style>
    <style:style style:name="P98" style:family="paragraph" style:parent-style-name="Standard">
      <style:paragraph-properties fo:text-align="start" style:justify-single-word="false"/>
      <style:text-properties fo:font-size="22pt" officeooo:rsid="000f74de" officeooo:paragraph-rsid="00b7a1fa" style:font-size-asian="22pt" style:font-size-complex="22pt"/>
    </style:style>
    <style:style style:name="P99" style:family="paragraph" style:parent-style-name="Standard">
      <style:paragraph-properties fo:text-align="start" style:justify-single-word="false"/>
      <style:text-properties fo:font-size="22pt" officeooo:rsid="000f74de" officeooo:paragraph-rsid="00b868da" style:font-size-asian="22pt" style:font-size-complex="22pt"/>
    </style:style>
    <style:style style:name="P100" style:family="paragraph" style:parent-style-name="Standard">
      <style:paragraph-properties fo:text-align="start" style:justify-single-word="false"/>
      <style:text-properties fo:font-size="22pt" officeooo:rsid="000f74de" officeooo:paragraph-rsid="00ba081e" style:font-size-asian="22pt" style:font-size-complex="22pt"/>
    </style:style>
    <style:style style:name="P101" style:family="paragraph" style:parent-style-name="Standard">
      <style:paragraph-properties fo:text-align="start" style:justify-single-word="false"/>
      <style:text-properties fo:font-size="22pt" officeooo:rsid="000f74de" officeooo:paragraph-rsid="00bb02b7" style:font-size-asian="22pt" style:font-size-complex="22pt"/>
    </style:style>
    <style:style style:name="P102" style:family="paragraph" style:parent-style-name="Standard">
      <style:paragraph-properties fo:text-align="start" style:justify-single-word="false"/>
      <style:text-properties fo:font-size="22pt" officeooo:rsid="000f74de" officeooo:paragraph-rsid="00bb69b7" style:font-size-asian="22pt" style:font-size-complex="22pt"/>
    </style:style>
    <style:style style:name="P103" style:family="paragraph" style:parent-style-name="Standard">
      <style:paragraph-properties fo:text-align="start" style:justify-single-word="false"/>
      <style:text-properties fo:font-size="22pt" officeooo:rsid="000f74de" officeooo:paragraph-rsid="00be84c3" style:font-size-asian="22pt" style:font-size-complex="22pt"/>
    </style:style>
    <style:style style:name="P104" style:family="paragraph" style:parent-style-name="Standard">
      <style:paragraph-properties fo:text-align="start" style:justify-single-word="false"/>
      <style:text-properties fo:font-size="22pt" officeooo:rsid="000f74de" officeooo:paragraph-rsid="00c168a0" style:font-size-asian="22pt" style:font-size-complex="22pt"/>
    </style:style>
    <style:style style:name="P105" style:family="paragraph" style:parent-style-name="Standard">
      <style:paragraph-properties fo:text-align="start" style:justify-single-word="false"/>
      <style:text-properties fo:font-size="22pt" officeooo:rsid="000f74de" officeooo:paragraph-rsid="00c29e1e" style:font-size-asian="22pt" style:font-size-complex="22pt"/>
    </style:style>
    <style:style style:name="P106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11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11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112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13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114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P115" style:family="paragraph" style:parent-style-name="Table_20_Contents">
      <style:paragraph-properties fo:text-align="start" style:justify-single-word="false"/>
      <style:text-properties fo:font-size="13.6999998092651pt" officeooo:rsid="00b621ea" officeooo:paragraph-rsid="00b621ea" style:font-size-asian="12pt" style:font-size-complex="13.6999998092651pt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125" style:family="paragraph" style:parent-style-name="Standard" style:list-style-name="L1">
      <style:paragraph-properties fo:text-align="start" style:justify-single-word="false"/>
      <style:text-properties fo:font-size="24pt" officeooo:rsid="00b621ea" officeooo:paragraph-rsid="00b621ea" style:font-size-asian="24pt" style:font-size-complex="24pt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24pt" officeooo:rsid="00b6ec02" officeooo:paragraph-rsid="00b6ec02" style:font-size-asian="24pt" style:font-size-complex="24pt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24pt" officeooo:rsid="00b868da" officeooo:paragraph-rsid="00b868da" style:font-size-asian="24pt" style:font-size-complex="24pt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24pt" officeooo:rsid="00bb02b7" officeooo:paragraph-rsid="00bb02b7" style:font-size-asian="24pt" style:font-size-complex="24pt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24pt" officeooo:rsid="00c84a64" officeooo:paragraph-rsid="00c84a64" style:font-size-asian="24pt" style:font-size-complex="24pt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24pt" officeooo:rsid="00c8c352" officeooo:paragraph-rsid="00c8c352" style:font-size-asian="24pt" style:font-size-complex="24pt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24pt" officeooo:rsid="00cab22d" officeooo:paragraph-rsid="00cab22d" style:font-size-asian="24pt" style:font-size-complex="24pt"/>
    </style:style>
    <style:style style:name="P132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transparent" style:font-size-asian="12pt" style:font-size-complex="13.6999998092651pt"/>
    </style:style>
    <style:style style:name="P133" style:family="paragraph" style:parent-style-name="Standard">
      <style:paragraph-properties fo:text-align="start" style:justify-single-word="false"/>
      <style:text-properties fo:font-size="13.6999998092651pt" officeooo:rsid="00c3ce77" officeooo:paragraph-rsid="00c84a64" fo:background-color="transparent" style:font-size-asian="12pt" style:font-size-complex="13.6999998092651pt"/>
    </style:style>
    <style:style style:name="P134" style:family="paragraph" style:parent-style-name="Standard">
      <style:paragraph-properties fo:text-align="start" style:justify-single-word="false"/>
      <style:text-properties fo:font-size="13.6999998092651pt" officeooo:rsid="00c3ce77" officeooo:paragraph-rsid="00c8c352" fo:background-color="transparent" style:font-size-asian="12pt" style:font-size-complex="13.6999998092651pt"/>
    </style:style>
    <style:style style:name="P135" style:family="paragraph" style:parent-style-name="Standard">
      <style:paragraph-properties fo:text-align="start" style:justify-single-word="false"/>
      <style:text-properties fo:font-size="13.6999998092651pt" officeooo:rsid="00c3ce77" officeooo:paragraph-rsid="00c8d11a" fo:background-color="transparent" style:font-size-asian="12pt" style:font-size-complex="13.6999998092651pt"/>
    </style:style>
    <style:style style:name="P136" style:family="paragraph" style:parent-style-name="Standard">
      <style:paragraph-properties fo:text-align="start" style:justify-single-word="false"/>
      <style:text-properties fo:font-size="13.6999998092651pt" officeooo:rsid="00c3ce77" officeooo:paragraph-rsid="00cab22d" fo:background-color="transparent" style:font-size-asian="12pt" style:font-size-complex="13.6999998092651pt"/>
    </style:style>
    <style:style style:name="P137" style:family="paragraph" style:parent-style-name="Standard">
      <style:paragraph-properties fo:text-align="start" style:justify-single-word="false"/>
      <style:text-properties fo:font-size="13.6999998092651pt" officeooo:rsid="00c3ce77" officeooo:paragraph-rsid="00cd1b24" fo:background-color="transparent" style:font-size-asian="12pt" style:font-size-complex="13.6999998092651pt"/>
    </style:style>
    <style:style style:name="P138" style:family="paragraph" style:parent-style-name="Standard">
      <style:paragraph-properties fo:text-align="start" style:justify-single-word="false"/>
      <style:text-properties fo:font-size="13.6999998092651pt" officeooo:rsid="00b6ec02" officeooo:paragraph-rsid="00c84a64" fo:background-color="transparent" style:font-size-asian="12pt" style:font-size-complex="13.6999998092651pt"/>
    </style:style>
    <style:style style:name="P139" style:family="paragraph" style:parent-style-name="Standard">
      <style:paragraph-properties fo:text-align="start" style:justify-single-word="false"/>
      <style:text-properties fo:font-size="13.6999998092651pt" officeooo:rsid="00b6ec02" officeooo:paragraph-rsid="00c8c352" fo:background-color="transparent" style:font-size-asian="12pt" style:font-size-complex="13.6999998092651pt"/>
    </style:style>
    <style:style style:name="P140" style:family="paragraph" style:parent-style-name="Standard">
      <style:paragraph-properties fo:text-align="start" style:justify-single-word="false"/>
      <style:text-properties fo:font-size="13.6999998092651pt" officeooo:rsid="00b6ec02" officeooo:paragraph-rsid="00c8d11a" fo:background-color="transparent" style:font-size-asian="12pt" style:font-size-complex="13.6999998092651pt"/>
    </style:style>
    <style:style style:name="P141" style:family="paragraph" style:parent-style-name="Standard">
      <style:paragraph-properties fo:text-align="start" style:justify-single-word="false"/>
      <style:text-properties fo:font-size="13.6999998092651pt" officeooo:rsid="00b6ec02" officeooo:paragraph-rsid="00cab22d" fo:background-color="transparent" style:font-size-asian="12pt" style:font-size-complex="13.6999998092651pt"/>
    </style:style>
    <style:style style:name="P142" style:family="paragraph" style:parent-style-name="Standard">
      <style:paragraph-properties fo:text-align="start" style:justify-single-word="false"/>
      <style:text-properties fo:font-size="13.6999998092651pt" officeooo:rsid="00caa004" officeooo:paragraph-rsid="00caa004" fo:background-color="transparent" style:font-size-asian="12pt" style:font-size-complex="13.6999998092651pt"/>
    </style:style>
    <style:style style:name="P143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144" style:family="paragraph" style:parent-style-name="Standard">
      <style:paragraph-properties fo:text-align="start" style:justify-single-word="false"/>
      <style:text-properties fo:font-size="22pt" officeooo:rsid="000f74de" officeooo:paragraph-rsid="00c84a64" style:font-size-asian="22pt" style:font-size-complex="22pt"/>
    </style:style>
    <style:style style:name="P145" style:family="paragraph" style:parent-style-name="Standard">
      <style:paragraph-properties fo:text-align="start" style:justify-single-word="false"/>
      <style:text-properties fo:font-size="22pt" officeooo:rsid="000f74de" officeooo:paragraph-rsid="00c8c352" style:font-size-asian="22pt" style:font-size-complex="22pt"/>
    </style:style>
    <style:style style:name="P146" style:family="paragraph" style:parent-style-name="Standard">
      <style:paragraph-properties fo:text-align="start" style:justify-single-word="false"/>
      <style:text-properties fo:font-size="22pt" officeooo:rsid="000f74de" officeooo:paragraph-rsid="00c8d11a" style:font-size-asian="22pt" style:font-size-complex="22pt"/>
    </style:style>
    <style:style style:name="P147" style:family="paragraph" style:parent-style-name="Standard">
      <style:paragraph-properties fo:text-align="start" style:justify-single-word="false"/>
      <style:text-properties fo:font-size="22pt" officeooo:rsid="000f74de" officeooo:paragraph-rsid="00cab22d" style:font-size-asian="22pt" style:font-size-complex="22pt"/>
    </style:style>
    <style:style style:name="P148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49" style:family="paragraph" style:parent-style-name="Table_20_Contents">
      <style:paragraph-properties fo:text-align="start" style:justify-single-word="false"/>
      <style:text-properties fo:font-size="13.6999998092651pt" officeooo:rsid="00caa004" officeooo:paragraph-rsid="00caa004" style:font-size-asian="12pt" style:font-size-complex="13.6999998092651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officeooo:rsid="00adf605"/>
    </style:style>
    <style:style style:name="T14" style:family="text">
      <style:text-properties officeooo:rsid="00afb347"/>
    </style:style>
    <style:style style:name="T15" style:family="text">
      <style:text-properties officeooo:rsid="00b13649"/>
    </style:style>
    <style:style style:name="T16" style:family="text">
      <style:text-properties officeooo:rsid="00b2b062"/>
    </style:style>
    <style:style style:name="T17" style:family="text">
      <style:text-properties officeooo:rsid="00b2b172"/>
    </style:style>
    <style:style style:name="T18" style:family="text">
      <style:text-properties officeooo:rsid="00b6ae15"/>
    </style:style>
    <style:style style:name="T19" style:family="text">
      <style:text-properties officeooo:rsid="00b6ec02"/>
    </style:style>
    <style:style style:name="T20" style:family="text">
      <style:text-properties officeooo:rsid="00b7a1fa"/>
    </style:style>
    <style:style style:name="T21" style:family="text">
      <style:text-properties officeooo:rsid="00b868da"/>
    </style:style>
    <style:style style:name="T22" style:family="text">
      <style:text-properties officeooo:rsid="00ba081e"/>
    </style:style>
    <style:style style:name="T23" style:family="text">
      <style:text-properties officeooo:rsid="00bb02b7"/>
    </style:style>
    <style:style style:name="T24" style:family="text">
      <style:text-properties officeooo:rsid="00bb0d1d"/>
    </style:style>
    <style:style style:name="T25" style:family="text">
      <style:text-properties officeooo:rsid="00bb69b7"/>
    </style:style>
    <style:style style:name="T26" style:family="text">
      <style:text-properties officeooo:rsid="00bc96da"/>
    </style:style>
    <style:style style:name="T27" style:family="text">
      <style:text-properties officeooo:rsid="00be84c3"/>
    </style:style>
    <style:style style:name="T28" style:family="text">
      <style:text-properties officeooo:rsid="00c84a64"/>
    </style:style>
    <style:style style:name="T29" style:family="text">
      <style:text-properties officeooo:rsid="00c8c352"/>
    </style:style>
    <style:style style:name="T30" style:family="text">
      <style:text-properties officeooo:rsid="00c8d11a"/>
    </style:style>
    <style:style style:name="T31" style:family="text">
      <style:text-properties officeooo:rsid="00caa004"/>
    </style:style>
    <style:style style:name="T32" style:family="text">
      <style:text-properties officeooo:rsid="00cab22d"/>
    </style:style>
    <style:style style:name="T33" style:family="text">
      <style:text-properties officeooo:rsid="00cd1b24"/>
    </style:style>
    <style:style style:name="T34" style:family="text">
      <style:text-properties officeooo:rsid="00ce54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62"><text:soft-page-break/>もくじ</text:p>
      <text:p text:style-name="P4"/>
      <text:list xml:id="list2971296429" text:style-name="L1">
        <text:list-item>
          <text:p text:style-name="P116">ログイン</text:p>
        </text:list-item>
        <text:list-item>
          <text:p text:style-name="P116">終了</text:p>
        </text:list-item>
        <text:list-item>
          <text:p text:style-name="P117">ユーザーの追加</text:p>
        </text:list-item>
        <text:list-item>
          <text:p text:style-name="P118">ユーザーの削除</text:p>
        </text:list-item>
        <text:list-item>
          <text:p text:style-name="P116">ユーザー：ホストの一覧</text:p>
        </text:list-item>
        <text:list-item>
          <text:p text:style-name="P116">データベースの作成</text:p>
        </text:list-item>
        <text:list-item>
          <text:p text:style-name="P116">データベースの削除</text:p>
        </text:list-item>
        <text:list-item>
          <text:p text:style-name="P116">ユーザーに権限を与える</text:p>
        </text:list-item>
        <text:list-item>
          <text:p text:style-name="P116">データベースの指定</text:p>
        </text:list-item>
        <text:list-item>
          <text:p text:style-name="P116">データベース一覧表示</text:p>
        </text:list-item>
        <text:list-item>
          <text:p text:style-name="P116">テーブル一覧表示</text:p>
        </text:list-item>
        <text:list-item>
          <text:p text:style-name="P120">SQLのルール</text:p>
        </text:list-item>
        <text:list-item>
          <text:p text:style-name="P120">テーブルの作成</text:p>
        </text:list-item>
        <text:list-item>
          <text:p text:style-name="P121">テーブルの削除</text:p>
        </text:list-item>
        <text:list-item>
          <text:p text:style-name="P121">テーブル名の変更</text:p>
        </text:list-item>
        <text:list-item>
          <text:p text:style-name="P121">テーブル定義の変更</text:p>
        </text:list-item>
        <text:list-item>
          <text:p text:style-name="P121">テーブルへのデータ登録</text:p>
        </text:list-item>
        <text:list-item>
          <text:p text:style-name="P122"><text:soft-page-break/>列を出力する</text:p>
        </text:list-item>
        <text:list-item>
          <text:p text:style-name="P122">列に別名をつける</text:p>
        </text:list-item>
        <text:list-item>
          <text:p text:style-name="P122">定数の出力</text:p>
        </text:list-item>
        <text:list-item>
          <text:p text:style-name="P122">結果から重複業を省く</text:p>
        </text:list-item>
        <text:list-item>
          <text:p text:style-name="P122">行の選択</text:p>
        </text:list-item>
        <text:list-item>
          <text:p text:style-name="P122">コメント</text:p>
        </text:list-item>
        <text:list-item>
          <text:p text:style-name="P123">算術演算子</text:p>
        </text:list-item>
        <text:list-item>
          <text:p text:style-name="P124">比較演算子</text:p>
        </text:list-item>
        <text:list-item>
          <text:p text:style-name="P124">論理演算子</text:p>
        </text:list-item>
        <text:list-item>
          <text:p text:style-name="P125">集約関数</text:p>
        </text:list-item>
        <text:list-item>
          <text:p text:style-name="P125">テーブルのグループ分け</text:p>
        </text:list-item>
        <text:list-item>
          <text:p text:style-name="P126">グループの条件指定</text:p>
        </text:list-item>
        <text:list-item>
          <text:p text:style-name="P126">ソートする</text:p>
        </text:list-item>
        <text:list-item>
          <text:p text:style-name="P127">SELECT文の順序</text:p>
        </text:list-item>
        <text:list-item>
          <text:p text:style-name="P127">データの登録</text:p>
        </text:list-item>
        <text:list-item>
          <text:p text:style-name="P127">データの削除</text:p>
        </text:list-item>
        <text:list-item>
          <text:p text:style-name="P128">データの更新</text:p>
        </text:list-item>
        <text:list-item>
          <text:p text:style-name="P128">トランザクション</text:p>
        </text:list-item>
        <text:list-item>
          <text:p text:style-name="P128">ビュー</text:p>
        </text:list-item>
        <text:list-item>
          <text:p text:style-name="P128"><text:soft-page-break/>サブクエリ</text:p>
        </text:list-item>
        <text:list-item>
          <text:p text:style-name="P128">スカラ・サブクエリ</text:p>
        </text:list-item>
        <text:list-item>
          <text:p text:style-name="P128">相関サブクエリ</text:p>
        </text:list-item>
        <text:list-item>
          <text:p text:style-name="P129">算術関数</text:p>
        </text:list-item>
        <text:list-item>
          <text:p text:style-name="P130">文字列関数</text:p>
        </text:list-item>
        <text:list-item>
          <text:p text:style-name="P130">日付関数</text:p>
        </text:list-item>
        <text:list-item>
          <text:p text:style-name="P131">変換関数</text:p>
          <text:p text:style-name="P119"/>
        </text:list-item>
      </text:list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106"/>
      <text:p text:style-name="P106"/>
      <text:p text:style-name="P106"/>
      <text:p text:style-name="P106"/>
      <text:p text:style-name="P106"/>
      <text:p text:style-name="P82">1.ログイン</text:p>
      <text:p text:style-name="P63"/>
      <text:p text:style-name="P7">$ mysql -u root -p</text:p>
      <text:p text:style-name="P7"/>
      <text:p text:style-name="P7">※-pはパスワード入力のオプション</text:p>
      <text:p text:style-name="P7"/>
      <text:p text:style-name="P7"/>
      <text:p text:style-name="P7"/>
      <text:p text:style-name="P83"><text:span text:style-name="T1">2</text:span>.終了</text:p>
      <text:p text:style-name="P64"/>
      <text:p text:style-name="P7">&gt; \q;<text:tab/>又は、 &gt; quit;</text:p>
      <text:p text:style-name="P7"/>
      <text:p text:style-name="P7"/>
      <text:p text:style-name="P7"/>
      <text:p text:style-name="P7"/>
      <text:p text:style-name="P7"/>
      <text:p text:style-name="P7"/>
      <text:p text:style-name="P83"><text:span text:style-name="T1">3</text:span>.ユーザーの追加</text:p>
      <text:p text:style-name="P64"/>
      <text:p text:style-name="P7">&gt; CREATE USER ユーザー名 IDENTIFIED BY ‘パスワード’;</text:p>
      <text:p text:style-name="P7"/>
      <text:p text:style-name="P7"/>
      <text:p text:style-name="P5"/>
      <text:p text:style-name="P5"/>
      <text:p text:style-name="P83"><text:soft-page-break/><text:span text:style-name="T1">4</text:span>.ユーザーの削除</text:p>
      <text:p text:style-name="P64"/>
      <text:p text:style-name="P7">&gt; DROP USER ユーザー名@ホスト名（ホスト名省略可);</text:p>
      <text:p text:style-name="P7"/>
      <text:p text:style-name="P7"/>
      <text:p text:style-name="P7"/>
      <text:p text:style-name="P83"><text:span text:style-name="T1">5</text:span>.ユーザー・ホストの一覧</text:p>
      <text:p text:style-name="P64"/>
      <text:p text:style-name="P7">&gt; SELECT user, host FROM mysql.user;</text:p>
      <text:p text:style-name="P7"/>
      <text:p text:style-name="P83"><text:span text:style-name="T1">6</text:span>.データベースの作成</text:p>
      <text:p text:style-name="P64"/>
      <text:p text:style-name="P7">&gt; <text:span text:style-name="T2">CREATE</text:span> <text:span text:style-name="T2">DATABASE</text:span> データベース名;</text:p>
      <text:p text:style-name="P7"/>
      <text:p text:style-name="P7"/>
      <text:p text:style-name="P85"><text:span text:style-name="T3">7</text:span>.データベースの削除</text:p>
      <text:p text:style-name="P66"/>
      <text:p text:style-name="P8">&gt; <text:span text:style-name="T3">DROP DATABASE</text:span> データベース名;</text:p>
      <text:p text:style-name="P7"/>
      <text:p text:style-name="P7"/>
      <text:p text:style-name="P7"/>
      <text:p text:style-name="P83"><text:span text:style-name="T3">8</text:span>.ユーザーに権限を与える</text:p>
      <text:p text:style-name="P64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84"><text:span text:style-name="T3">9</text:span>.データベースの指定</text:p>
      <text:p text:style-name="P65"/>
      <text:p text:style-name="P9">&gt; <text:span text:style-name="T2">USE データベース名;</text:span>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86"><text:span text:style-name="T4">10</text:span>.データベース一覧表示</text:p>
      <text:p text:style-name="P67"/>
      <text:p text:style-name="P10">&gt; <text:span text:style-name="T4">SHOW DATABASES;</text:span></text:p>
      <text:p text:style-name="P10"/>
      <text:p text:style-name="P10"/>
      <text:p text:style-name="P10"/>
      <text:p text:style-name="P86"><text:span text:style-name="T4">11</text:span>.テーブル一覧表示</text:p>
      <text:p text:style-name="P67"/>
      <text:p text:style-name="P10">&gt; <text:span text:style-name="T4">SHOW TABLES FROM データベース名;</text:span></text:p>
      <text:p text:style-name="P10"/>
      <text:p text:style-name="P10"/>
      <text:p text:style-name="P10"/>
      <text:p text:style-name="P87"><text:span text:style-name="T4">12</text:span>.<text:span text:style-name="T5">SQLのルール</text:span></text:p>
      <text:p text:style-name="P68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・単語の間を半角スペース、または改行で区切る。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0"/>
      <text:p text:style-name="P87"><text:span text:style-name="T4">13</text:span>.テーブルの作成</text:p>
      <text:p text:style-name="P68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/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tab/>・<text:span text:style-name="T6">DATE型：日付（年月日）を入れる</text:span></text:p>
      <text:p text:style-name="P7"><text:tab/><text:tab/>例：‘<text:span text:style-name="T7">2020-05-12’</text:span></text:p>
      <text:p text:style-name="P7"><text:tab/>・<text:span text:style-name="T28">NUMERIC型：小数の桁数を指定する</text:span></text:p>
      <text:p text:style-name="P7"><text:tab/><text:tab/><text:span text:style-name="T28">NUMERIC(全体の桁数, 小数の桁数)</text:span></text:p>
      <text:p text:style-name="P7"><text:soft-page-break/></text:p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22">DEFAULT &lt;値&gt;：列の制約に設定すると、デフォルト値を&lt;値&gt;</text:span></text:p>
      <text:p text:style-name="P7"><text:tab/><text:tab/><text:tab/><text:tab/>に設定される。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tab/><text:tab/><text:tab/><text:tab/><text:tab/>複数の列を指定できる。</text:p>
      <text:p text:style-name="P7"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88"><text:span text:style-name="T4">14</text:span>.テーブルの削除</text:p>
      <text:p text:style-name="P69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23"/>
      <text:p text:style-name="P23"/>
      <text:p text:style-name="P23"/>
      <text:p text:style-name="P88"><text:span text:style-name="T4">15</text:span>.テーブル名の変更</text:p>
      <text:p text:style-name="P69"/>
      <text:p text:style-name="P18">&gt; RENAME TABLE &lt;変更前テーブル名&gt; TO &lt;変更後テーブル名&gt;;</text:p>
      <text:p text:style-name="P5"/>
      <text:p text:style-name="P5"/>
      <text:p text:style-name="P89"><text:span text:style-name="T4">16</text:span>.テーブル定義の変更</text:p>
      <text:p text:style-name="P70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<text:soft-page-break/>&gt; ALTER TABLE &lt;テーブル名&gt; DROP COLUMN &lt;列名&gt;;</text:p>
      <text:p text:style-name="P15"/>
      <text:p text:style-name="P15"/>
      <text:p text:style-name="P15"/>
      <text:p text:style-name="P89"><text:span text:style-name="T4">17</text:span>.テーブルへのデータ登録</text:p>
      <text:p text:style-name="P70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90"><text:span text:style-name="T4">18</text:span>.列を出力する</text:p>
      <text:p text:style-name="P71"/>
      <text:p text:style-name="P16">・列の出力</text:p>
      <text:p text:style-name="P16">&gt; <text:span text:style-name="T13">SELECT &lt;列名１&gt;, &lt;列名２&gt;, …</text:span></text:p>
      <text:p text:style-name="P16"><text:tab/><text:span text:style-name="T13">&gt; FROM &lt;テーブル名&gt;;</text:span></text:p>
      <text:p text:style-name="P16"/>
      <text:p text:style-name="P16">・すべての列を出力</text:p>
      <text:p text:style-name="P16">&gt; <text:span text:style-name="T13">SELECT *</text:span></text:p>
      <text:p text:style-name="P16"><text:tab/><text:span text:style-name="T13">&gt; FROM &lt;テーブル名&gt;;</text:span></text:p>
      <text:p text:style-name="P6"/>
      <text:p text:style-name="P107"/>
      <text:p text:style-name="P90"><text:span text:style-name="T4">19</text:span>.列の別名をつける</text:p>
      <text:p text:style-name="P71"/>
      <text:p text:style-name="P108">&gt; SELECT &lt;列名１&gt; AS &lt;別名１&gt;,</text:p>
      <text:p text:style-name="P108"><text:tab/>&gt; &lt;列名２&gt; AS &lt;別名２&gt;</text:p>
      <text:p text:style-name="P108"><text:tab/>&gt; FROM &lt;テーブル名&gt;;</text:p>
      <text:p text:style-name="P108"/>
      <text:p text:style-name="P109">例：&gt; SELECT shohin_id AS id,</text:p>
      <text:p text:style-name="P109"><text:tab/>&gt; shohin_mei AS “商品名”</text:p>
      <text:p text:style-name="P109"><text:tab/>&gt; FROM &lt;テーブル名&gt;;</text:p>
      <text:p text:style-name="P108"/>
      <text:p text:style-name="P108"><text:soft-page-break/><text:span text:style-name="T9">※別名に日本語を使う場合は、ダブルクォーテーション</text:span><text:span text:style-name="T11">(“)で括る</text:span><text:span text:style-name="T14">。</text:span></text:p>
      <text:p text:style-name="P108"/>
      <text:p text:style-name="P108"/>
      <text:p text:style-name="P108"/>
      <text:p text:style-name="P91"><text:span text:style-name="T14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/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/>
      <text:p text:style-name="P19"/>
      <text:p text:style-name="P19"/>
      <text:p text:style-name="P92"><text:span text:style-name="T15">21</text:span>.結果から重複行を省く</text:p>
      <text:p text:style-name="P72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92"><text:span text:style-name="T15">22</text:span>.行の選択</text:p>
      <text:p text:style-name="P72"/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92"><text:span text:style-name="T15">23</text:span>.コメント</text:p>
      <text:p text:style-name="P72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/>
      <text:p text:style-name="P20"/>
      <text:p text:style-name="P20"/>
      <text:p text:style-name="P93"><text:span text:style-name="T15">24</text:span>.算術演算子</text:p>
      <text:p text:style-name="P73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11">意味</text:p>
          </table:table-cell>
          <table:table-cell table:style-name="表1.B1" office:value-type="string">
            <text:p text:style-name="P112">記号</text:p>
          </table:table-cell>
        </table:table-row>
        <table:table-row>
          <table:table-cell table:style-name="表1.A2" office:value-type="string">
            <text:p text:style-name="P112">足し算</text:p>
          </table:table-cell>
          <table:table-cell table:style-name="表1.B2" office:value-type="string">
            <text:p text:style-name="P111">+</text:p>
          </table:table-cell>
        </table:table-row>
        <table:table-row>
          <table:table-cell table:style-name="表1.A2" office:value-type="string">
            <text:p text:style-name="P112">引き算</text:p>
          </table:table-cell>
          <table:table-cell table:style-name="表1.B2" office:value-type="string">
            <text:p text:style-name="P112">-</text:p>
          </table:table-cell>
        </table:table-row>
        <table:table-row>
          <table:table-cell table:style-name="表1.A2" office:value-type="string">
            <text:p text:style-name="P112">掛け算</text:p>
          </table:table-cell>
          <table:table-cell table:style-name="表1.B2" office:value-type="string">
            <text:p text:style-name="P111">*</text:p>
          </table:table-cell>
        </table:table-row>
        <table:table-row>
          <table:table-cell table:style-name="表1.A2" office:value-type="string">
            <text:p text:style-name="P112">割り算</text:p>
          </table:table-cell>
          <table:table-cell table:style-name="表1.B2" office:value-type="string">
            <text:p text:style-name="P112">/</text:p>
          </table:table-cell>
        </table:table-row>
      </table:table>
      <text:p text:style-name="P21"/>
      <text:p text:style-name="P22">例：</text:p>
      <text:p text:style-name="P22">&gt; SELECT nedan,</text:p>
      <text:p text:style-name="P22"><text:tab/>nedan * 2 AS “nedan_x2” <text:s text:c="3"/>--nedanとnedanの２倍を表示</text:p>
      <text:p text:style-name="P22"><text:tab/>FROM &lt;テーブル名&gt;;</text:p>
      <text:p text:style-name="P22"/>
      <text:p text:style-name="P24">※NULLを含んだ計算は、問答無用でNULLになる。</text:p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93"><text:span text:style-name="T15">25</text:span>.比較演算子</text:p>
      <text:p text:style-name="P73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10">演算子</text:p>
          </table:table-cell>
          <table:table-cell table:style-name="表2.B1" office:value-type="string">
            <text:p text:style-name="P114">意味</text:p>
          </table:table-cell>
        </table:table-row>
        <table:table-row>
          <table:table-cell table:style-name="表2.A2" office:value-type="string">
            <text:p text:style-name="P113"><text:s/>=</text:p>
          </table:table-cell>
          <table:table-cell table:style-name="表2.B2" office:value-type="string">
            <text:p text:style-name="P110">〜と等しい</text:p>
          </table:table-cell>
        </table:table-row>
        <table:table-row>
          <table:table-cell table:style-name="表2.A2" office:value-type="string">
            <text:p text:style-name="P110"><text:s/><text:span text:style-name="T16">&lt;&gt;</text:span></text:p>
          </table:table-cell>
          <table:table-cell table:style-name="表2.B2" office:value-type="string">
            <text:p text:style-name="P110">〜と等しくない</text:p>
          </table:table-cell>
        </table:table-row>
        <table:table-row>
          <table:table-cell table:style-name="表2.A2" office:value-type="string">
            <text:p text:style-name="P110"><text:s/><text:span text:style-name="T16">&gt;=</text:span></text:p>
          </table:table-cell>
          <table:table-cell table:style-name="表2.B2" office:value-type="string">
            <text:p text:style-name="P110">〜以上</text:p>
          </table:table-cell>
        </table:table-row>
        <table:table-row>
          <table:table-cell table:style-name="表2.A2" office:value-type="string">
            <text:p text:style-name="P110"><text:s/><text:span text:style-name="T16">&gt;</text:span></text:p>
          </table:table-cell>
          <table:table-cell table:style-name="表2.B2" office:value-type="string">
            <text:p text:style-name="P110">〜より大きい</text:p>
          </table:table-cell>
        </table:table-row>
        <table:table-row>
          <table:table-cell table:style-name="表2.A2" office:value-type="string">
            <text:p text:style-name="P110"><text:s/><text:span text:style-name="T16">&lt;=</text:span></text:p>
          </table:table-cell>
          <table:table-cell table:style-name="表2.B2" office:value-type="string">
            <text:p text:style-name="P110">〜以下</text:p>
          </table:table-cell>
        </table:table-row>
        <table:table-row>
          <table:table-cell table:style-name="表2.A2" office:value-type="string">
            <text:p text:style-name="P110"><text:s/><text:span text:style-name="T16">&lt;</text:span></text:p>
          </table:table-cell>
          <table:table-cell table:style-name="表2.B2" office:value-type="string">
            <text:p text:style-name="P110">〜より小さい</text:p>
          </table:table-cell>
        </table:table-row>
      </table:table>
      <text:p text:style-name="P25"/>
      <text:p text:style-name="P32">※文字列型の順序の原則は辞書式。数値の大小順序と混同してはいけない。</text:p>
      <text:p text:style-name="P32"/>
      <text:p text:style-name="P32">※<text:span text:style-name="T16">NULLに比較演算子は使えない。</text:span></text:p>
      <text:p text:style-name="P32"><text:tab/>・<text:span text:style-name="T16">NULLである行の選択</text:span></text:p>
      <text:p text:style-name="P32"><text:tab/><text:tab/><text:span text:style-name="T16">WHERE &lt;列名&gt; IS NULL;</text:span></text:p>
      <text:p text:style-name="P32"/>
      <text:p text:style-name="P32"><text:tab/>・<text:span text:style-name="T16">NULLでない行の選択</text:span></text:p>
      <text:p text:style-name="P32"><text:tab/><text:tab/><text:span text:style-name="T16">WHERE &lt;列名&gt; IS NOT NULL;</text:span></text:p>
      <text:p text:style-name="P32"/>
      <text:p text:style-name="P32"/>
      <text:p text:style-name="P32"/>
      <text:p text:style-name="P94"><text:span text:style-name="T15">26</text:span>.論理演算子</text:p>
      <text:p text:style-name="P74"/>
      <text:p text:style-name="P33">・<text:span text:style-name="T16">NOT演算子（否定）</text:span></text:p>
      <text:p text:style-name="P33"><text:tab/><text:span text:style-name="T17">WHERE NOT nedan &gt;= 1000;<text:tab/><text:tab/>--値段は1000未満</text:span></text:p>
      <text:p text:style-name="P33"><text:tab/>※条件をひていするのは<text:span text:style-name="T17">NOT演算子。しかし、無理に否定する必<text:tab/>要はない</text:span></text:p>
      <text:p text:style-name="P33"/>
      <text:p text:style-name="P33">・<text:span text:style-name="T17">AND演算子（かつ）</text:span></text:p>
      <text:p text:style-name="P34"><text:tab/><text:span text:style-name="T17">WHERE nedan = 1000 AND shohin_mei = ‘なべ’;</text:span></text:p>
      <text:p text:style-name="P35"><text:tab/>※nedanが1000で、かつ、shohin_meiがなべの行を選択</text:p>
      <text:p text:style-name="P34"><text:soft-page-break/></text:p>
      <text:p text:style-name="P35">・OR演算子（または）</text:p>
      <text:p text:style-name="P35"><text:tab/>WHERE nedan = 1000 OR shohin_mei = ‘なべ’;</text:p>
      <text:p text:style-name="P35"><text:tab/>※nedanが1000、または、shohin_meiがなべの行を選択</text:p>
      <text:p text:style-name="P34"/>
      <text:p text:style-name="P26">※ANDとOR両方同時に使った場合、ANDの方が優先される。</text:p>
      <text:p text:style-name="P34"><text:span text:style-name="T12">※ORを優先したい場合は、()で括る。</text:span><text:span text:style-name="T17"> 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p text:style-name="P33"/>
      <text:p text:style-name="P95"><text:span text:style-name="T15">27</text:span>.集約関数</text:p>
      <text:p text:style-name="P75"/>
      <text:p text:style-name="P36">&gt; SELECT &lt;集約関数&gt;(列名)</text:p>
      <text:p text:style-name="P36"/>
      <text:p text:style-name="P36">・集約関数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15">COUNT</text:p>
          </table:table-cell>
          <table:table-cell table:style-name="表3.B1" office:value-type="string">
            <text:p text:style-name="P115">テーブルのレコード数（行数）を数える</text:p>
          </table:table-cell>
        </table:table-row>
        <table:table-row>
          <table:table-cell table:style-name="表3.A2" office:value-type="string">
            <text:p text:style-name="P115">SUM</text:p>
          </table:table-cell>
          <table:table-cell table:style-name="表3.B2" office:value-type="string">
            <text:p text:style-name="P110">テーブルの数値列のデータを合計する</text:p>
          </table:table-cell>
        </table:table-row>
        <table:table-row>
          <table:table-cell table:style-name="表3.A2" office:value-type="string">
            <text:p text:style-name="P115">AVG</text:p>
          </table:table-cell>
          <table:table-cell table:style-name="表3.B2" office:value-type="string">
            <text:p text:style-name="P110">テーブルの数値列のデータを平均する</text:p>
          </table:table-cell>
        </table:table-row>
        <table:table-row>
          <table:table-cell table:style-name="表3.A2" office:value-type="string">
            <text:p text:style-name="P115">MAX</text:p>
          </table:table-cell>
          <table:table-cell table:style-name="表3.B2" office:value-type="string">
            <text:p text:style-name="P110">テーブルの任意の列のデータの最大値を求める</text:p>
          </table:table-cell>
        </table:table-row>
        <table:table-row>
          <table:table-cell table:style-name="表3.A2" office:value-type="string">
            <text:p text:style-name="P115">MIN</text:p>
          </table:table-cell>
          <table:table-cell table:style-name="表3.B2" office:value-type="string">
            <text:p text:style-name="P110">テーブルの任意の列のデータの最小値を求める</text:p>
          </table:table-cell>
        </table:table-row>
      </table:table>
      <text:p text:style-name="P36"/>
      <text:p text:style-name="P36"/>
      <text:p text:style-name="P36">※COUNT関数</text:p>
      <text:p text:style-name="P36"><text:tab/>COUNT(*)：NULLを含む行数を数える</text:p>
      <text:p text:style-name="P36"><text:tab/>COUNT(&lt;列名&gt;)：NULLを除外して数える</text:p>
      <text:p text:style-name="P36"/>
      <text:p text:style-name="P36">※MAX/MIN関数：ほとんどすべてのデータ型に適用できる</text:p>
      <text:p text:style-name="P36">　SUM/AVG関数：数値のみにしか使えない</text:p>
      <text:p text:style-name="P36"/>
      <text:p text:style-name="P36"/>
      <text:p text:style-name="P36">・重複値を除外して集約関数を使う（<text:span text:style-name="T18">DISTINCT）</text:span></text:p>
      <text:p text:style-name="P36"/>
      <text:p text:style-name="P37"><text:soft-page-break/>&gt; SELECT COUNT(DISTINCT &lt;列名&gt;)</text:p>
      <text:p text:style-name="P37"/>
      <text:p text:style-name="P37">※集約関数の()内にDISTINCTをつける</text:p>
      <text:p text:style-name="P37"><text:tab/>最初に&lt;列名&gt;の重複値を除外し、それから行数を数える</text:p>
      <text:p text:style-name="P37"/>
      <text:p text:style-name="P37"/>
      <text:p text:style-name="P37"/>
      <text:p text:style-name="P37">・集約関数を書けるのは、<text:span text:style-name="T19">SELECT句とHAVING句とORDER BY句だけ</text:span></text:p>
      <text:p text:style-name="P37"/>
      <text:p text:style-name="P37"/>
      <text:p text:style-name="P96"><text:span text:style-name="T15">28</text:span>.テーブルのグループ分け</text:p>
      <text:p text:style-name="P76"/>
      <text:p text:style-name="P37">&gt; SELECT &lt;列名１&gt;,&lt;列名２&gt;,…</text:p>
      <text:p text:style-name="P37"><text:tab/>FROM &lt;テーブル名&gt;</text:p>
      <text:p text:style-name="P37"><text:tab/>GROUP BY &lt;列名１&gt;,&lt;列名２&gt;,…;</text:p>
      <text:p text:style-name="P37"/>
      <text:p text:style-name="P37"/>
      <text:p text:style-name="P37">※注意点</text:p>
      <text:p text:style-name="P37"><text:tab/><text:span text:style-name="T19">1. SELECT句に書けるもの</text:span></text:p>
      <text:p text:style-name="P37"><text:tab/><text:tab/>・定数</text:p>
      <text:p text:style-name="P37"><text:tab/><text:tab/>・集約関数</text:p>
      <text:p text:style-name="P38"><text:tab/><text:tab/>・<text:span text:style-name="T19">GROUP BY句で指定した列名</text:span></text:p>
      <text:p text:style-name="P39"><text:tab/><text:tab/>（これ以外の列名を書くとエラーになる）</text:p>
      <text:p text:style-name="P38"/>
      <text:p text:style-name="P37"><text:tab/><text:span text:style-name="T19">2. GROUP BY句にはSELECT句でつけた別名は使えない</text:span></text:p>
      <text:p text:style-name="P37"/>
      <text:p text:style-name="P42"><text:tab/>3. GROUP BY句を使っても結果の表示順序はソートされない</text:p>
      <text:p text:style-name="P37"/>
      <text:p text:style-name="P37"/>
      <text:p text:style-name="P37"/>
      <text:p text:style-name="P37"/>
      <text:p text:style-name="P97"><text:span text:style-name="T15">29</text:span>.グループの条件指定</text:p>
      <text:p text:style-name="P77"/>
      <text:p text:style-name="P39">&gt; SELECT &lt;列名１&gt;, &lt;列名２&gt;, …</text:p>
      <text:p text:style-name="P39"><text:tab/>FROM &lt;テーブル名&gt;</text:p>
      <text:p text:style-name="P39"><text:tab/><text:span text:style-name="T20">GROUP BY &lt;列名１&gt;, &lt;列名２&gt;, …</text:span></text:p>
      <text:p text:style-name="P39"><text:soft-page-break/><text:tab/><text:span text:style-name="T20">HAVING &lt;グループの値に対する条件&gt;</text:span></text:p>
      <text:p text:style-name="P39"/>
      <text:p text:style-name="P39">・<text:span text:style-name="T20">HAVING句に書ける要素</text:span></text:p>
      <text:p text:style-name="P39"><text:tab/>・定数</text:p>
      <text:p text:style-name="P39"><text:tab/>・集約関数</text:p>
      <text:p text:style-name="P39"><text:tab/>（・<text:span text:style-name="T20">GROUP BY句で指定した列名）→ WHERE句に書く</text:span></text:p>
      <text:p text:style-name="P39"/>
      <text:p text:style-name="P39"/>
      <text:p text:style-name="P39"/>
      <text:p text:style-name="P98"><text:span text:style-name="T20">30</text:span>.ソートする</text:p>
      <text:p text:style-name="P78"/>
      <text:p text:style-name="P40">&gt; SELECT &lt;列名１&gt;, &lt;列名２&gt;, …</text:p>
      <text:p text:style-name="P40"><text:tab/>FROM &lt;テーブル名&gt;</text:p>
      <text:p text:style-name="P40"><text:tab/><text:span text:style-name="T20">ORDER BY &lt;並べ替えの基準となる列１&gt;, &lt;並べ替えの基準とな<text:tab/><text:tab/><text:tab/><text:tab/>る列２&gt;, …;</text:span></text:p>
      <text:p text:style-name="P40"/>
      <text:p text:style-name="P40"><text:tab/>※<text:span text:style-name="T21">&lt;並べ替えの基準となる列&gt; = ソートキー</text:span></text:p>
      <text:p text:style-name="P40"/>
      <text:p text:style-name="P40"/>
      <text:p text:style-name="P40">・昇順</text:p>
      <text:p text:style-name="P49">&gt; ORDER BY &lt;並べ替えの基準となる列&gt; ASC;<text:tab/>--ASCは省略できる</text:p>
      <text:p text:style-name="P49"/>
      <text:p text:style-name="P49">・降順</text:p>
      <text:p text:style-name="P49">&gt; ORDER BY &lt;並べ替えの基準となる列&gt; DESC;</text:p>
      <text:p text:style-name="P49"/>
      <text:p text:style-name="P49">※ソートキーに<text:span text:style-name="T21">NULLが含まれていた場合、先頭か末尾にまとめられる。</text:span></text:p>
      <text:p text:style-name="P49"/>
      <text:p text:style-name="P49">※ソートキーに別名を使える</text:p>
      <text:p text:style-name="P50">※列番号は使えるが、使ってはいけない。</text:p>
      <text:p text:style-name="P50"><text:tab/>SQLでそのうち使えなくなる。</text:p>
      <text:p text:style-name="P50"/>
      <text:p text:style-name="P50"/>
      <text:p text:style-name="P50"/>
      <text:p text:style-name="P99"><text:span text:style-name="T20">31</text:span>.<text:span text:style-name="T21">SELECT文の順序</text:span></text:p>
      <text:p text:style-name="P79"/>
      <text:p text:style-name="P27">・SELECT文の実行順序</text:p>
      <text:p text:style-name="P50"/>
      <text:p text:style-name="P50"><text:soft-page-break/>FROM → WHERE → GROUP BY →</text:p>
      <text:p text:style-name="P50">HAVING → SELECT → ORDER BY</text:p>
      <text:p text:style-name="P50"/>
      <text:p text:style-name="P50"/>
      <text:p text:style-name="P27">・SELECT分の書き順</text:p>
      <text:p text:style-name="P50"/>
      <text:p text:style-name="P41">&gt; SELECT &lt;列名１&gt;, &lt;列名２&gt;, …</text:p>
      <text:p text:style-name="P41"><text:tab/>FROM &lt;テーブル名&gt;</text:p>
      <text:p text:style-name="P41"><text:tab/><text:span text:style-name="T21">WHERE &lt;行に対する条件&gt;</text:span></text:p>
      <text:p text:style-name="P41"><text:tab/><text:span text:style-name="T20">GROUP BY &lt;列名１&gt;, &lt;列名２&gt;, …</text:span></text:p>
      <text:p text:style-name="P41"><text:tab/><text:span text:style-name="T20">HAVING &lt;グループの値に対する条件&gt;</text:span></text:p>
      <text:p text:style-name="P41"><text:tab/><text:span text:style-name="T20">ORDER BY &lt;並べ替えの基準となる列１&gt;, &lt;並べ替えの基準とな<text:tab/><text:tab/><text:tab/><text:tab/>る列２&gt;, …;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00"><text:span text:style-name="T20">32</text:span>.データの登録</text:p>
      <text:p text:style-name="P80"/>
      <text:p text:style-name="P43">&gt; <text:span text:style-name="T22">INSERT INTO &lt;テーブル名&gt; (列１, 列２, 列３, …) </text:span></text:p>
      <text:p text:style-name="P51"><text:tab/>VALUES (値１, 値２, 値３, …);</text:p>
      <text:p text:style-name="P43"/>
      <text:p text:style-name="P43">※原則として、<text:span text:style-name="T22">INSERT文は１回の実行で１行を挿入すること。</text:span></text:p>
      <text:p text:style-name="P43"/>
      <text:p text:style-name="P43"/>
      <text:p text:style-name="P43"/>
      <text:p text:style-name="P43">・列リストの省略</text:p>
      <text:p text:style-name="P43"/>
      <text:p text:style-name="P51">&gt; INSERT INTO &lt;テーブル名&gt; VAALUES (値１, 値２, 値３, …);</text:p>
      <text:p text:style-name="P51"/>
      <text:p text:style-name="P51">※列リストを省略した場合、左から順に各列に割り当てられる。</text:p>
      <text:p text:style-name="P51"/>
      <text:p text:style-name="P51"/>
      <text:p text:style-name="P51"><text:soft-page-break/></text:p>
      <text:p text:style-name="P51">・NULLを挿入する</text:p>
      <text:p text:style-name="P51"/>
      <text:p text:style-name="P51">※VALUES句の値リストにNULLをそのまま記述。</text:p>
      <text:p text:style-name="P51"/>
      <text:p text:style-name="P51"/>
      <text:p text:style-name="P51"/>
      <text:p text:style-name="P51">・デフォルト値を挿入する</text:p>
      <text:p text:style-name="P51"/>
      <text:p text:style-name="P52">&gt; INSERT INTO &lt;テーブル名&gt; (列１, 列２, 列３)</text:p>
      <text:p text:style-name="P52"><text:tab/>VALUES (値１, DEFAULT, 値３);</text:p>
      <text:p text:style-name="P52"/>
      <text:p text:style-name="P52">※テーブルの２列目に、DEFAULTの値を使う。</text:p>
      <text:p text:style-name="P52">※列名と値名を省略すると、暗黙的にDEFAULT値使うことができるが、</text:p>
      <text:p text:style-name="P52">SQLの可読性が下がるので、使わないこと。</text:p>
      <text:p text:style-name="P52"/>
      <text:p text:style-name="P52"/>
      <text:p text:style-name="P52">・ほかのテーブルからデータをコピーする</text:p>
      <text:p text:style-name="P52"/>
      <text:p text:style-name="P52">&gt; INSERT INTO &lt;コピー先テーブル名&gt; (列１, 列２, …)</text:p>
      <text:p text:style-name="P52"><text:tab/>SELECT 列１, 列２, …</text:p>
      <text:p text:style-name="P52"><text:tab/>FROM &lt;コピー元テーブル名&gt;;</text:p>
      <text:p text:style-name="P52"/>
      <text:p text:style-name="P52">※INSERT文内のSELECT文では、WHERE句やGROUP BY句など、どんなSQL構文も使うことができる。（ただし、ORDER BY句は使っても効果がない）。</text:p>
      <text:p text:style-name="P52"/>
      <text:p text:style-name="P52"/>
      <text:p text:style-name="P52"/>
      <text:p text:style-name="P101"><text:span text:style-name="T20">33</text:span>.データの削除</text:p>
      <text:p text:style-name="P81"/>
      <text:p text:style-name="P44">・テーブルそのものを削除</text:p>
      <text:p text:style-name="P44">&gt; <text:span text:style-name="T23">DROP TABLE &lt;テーブル名&gt;;</text:span></text:p>
      <text:p text:style-name="P52"/>
      <text:p text:style-name="P52"/>
      <text:p text:style-name="P43">・テーブルを残したまま、テーブル内の行を削除</text:p>
      <text:p text:style-name="P53">&gt; DELETE FROM &lt;テーブル名&gt;;</text:p>
      <text:p text:style-name="P53"/>
      <text:p text:style-name="P53"><text:soft-page-break/></text:p>
      <text:p text:style-name="P53">・探索型DELETE（削除対象を制限する）</text:p>
      <text:p text:style-name="P53">&gt; DELETE FROM &lt;テーブル名&gt;</text:p>
      <text:p text:style-name="P53"><text:tab/>WHERE &lt;条件&gt;;</text:p>
      <text:p text:style-name="P53"/>
      <text:p text:style-name="P53"/>
      <text:p text:style-name="P53">・全ての行を削除</text:p>
      <text:p text:style-name="P53">&gt; TRUNCATE &lt;テーブル名&gt;;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1"><text:span text:style-name="T20">34</text:span>.データの更新</text:p>
      <text:p text:style-name="P81"/>
      <text:p text:style-name="P44">・基本構文</text:p>
      <text:p text:style-name="P44">&gt; <text:span text:style-name="T23">UPDATE &lt;テーブル名&gt;</text:span></text:p>
      <text:p text:style-name="P44"><text:tab/><text:span text:style-name="T23">SET &lt;列名&gt; = &lt;式、又は、値&gt;;</text:span></text:p>
      <text:p text:style-name="P44"/>
      <text:p text:style-name="P44"/>
      <text:p text:style-name="P44">・探索型<text:span text:style-name="T24">UPDATE（条件を指定）</text:span></text:p>
      <text:p text:style-name="P54">&gt; UPDATE &lt;テーブル名&gt;</text:p>
      <text:p text:style-name="P54"><text:tab/>SET &lt;列名&gt; = &lt;式、又は、値&gt;</text:p>
      <text:p text:style-name="P54"><text:tab/>WHERE &lt;条件&gt;;</text:p>
      <text:p text:style-name="P54"/>
      <text:p text:style-name="P54"/>
      <text:p text:style-name="P54"/>
      <text:p text:style-name="P54">・NULLクリア</text:p>
      <text:p text:style-name="P54">&gt; UPDATE &lt;テーブル名&gt;</text:p>
      <text:p text:style-name="P54"><text:tab/>SET &lt;列名&gt; = NULL</text:p>
      <text:p text:style-name="P54"><text:tab/>WHERE &lt;条件&gt;;</text:p>
      <text:p text:style-name="P54"/>
      <text:p text:style-name="P54">※UPDATE文で値をNULLクリアすることができる（ただし、NOT NULL制約のついてない列に限る）。</text:p>
      <text:p text:style-name="P54"><text:soft-page-break/></text:p>
      <text:p text:style-name="P54"/>
      <text:p text:style-name="P54"/>
      <text:p text:style-name="P54">・複数列の更新</text:p>
      <text:p text:style-name="P54"/>
      <text:p text:style-name="P54">・どの<text:span text:style-name="T25">SQLでも使える方法</text:span></text:p>
      <text:p text:style-name="P54">&gt; UPDATE &lt;テーブル名&gt;</text:p>
      <text:p text:style-name="P54"><text:tab/>SET &lt;列１&gt; = &lt;式、又は、値&gt;,</text:p>
      <text:p text:style-name="P54"><text:tab/> <text:s text:c="7"/>&lt;列２&gt; = &lt;式、又は、値&gt;</text:p>
      <text:p text:style-name="P54"><text:tab/>WHERE &lt;条件&gt;;</text:p>
      <text:p text:style-name="P54"/>
      <text:p text:style-name="P54">・使えない<text:span text:style-name="T25">SQLがある方法</text:span></text:p>
      <text:p text:style-name="P55">&gt; UPDATE &lt;テーブル名&gt;</text:p>
      <text:p text:style-name="P55"><text:tab/>SET (列１, 列２) = (式１, 式２)</text:p>
      <text:p text:style-name="P55"><text:tab/>WHERE &lt;条件&gt;;</text:p>
      <text:p text:style-name="P55"/>
      <text:p text:style-name="P55"/>
      <text:p text:style-name="P102"><text:span text:style-name="T20">35</text:span>.トランザクション</text:p>
      <text:p text:style-name="P45"/>
      <text:p text:style-name="P45">※トランザクションとは、セットで実行されるべき一つ以上の更新処理の集まりのこと。</text:p>
      <text:p text:style-name="P45"/>
      <text:p text:style-name="P45">※使い方としては、</text:p>
      <text:p text:style-name="P45"><text:tab/><text:span text:style-name="T25">1.</text:span>トランザクションを使う。</text:p>
      <text:p text:style-name="P45"/>
      <text:p text:style-name="P45"><text:tab/><text:span text:style-name="T25">2.作業</text:span>をする。</text:p>
      <text:p text:style-name="P45"/>
      <text:p text:style-name="P45"><text:tab/><text:span text:style-name="T25">3.</text:span>正しく更新されたか確認する。</text:p>
      <text:p text:style-name="P45"/>
      <text:p text:style-name="P45"><text:tab/><text:span text:style-name="T25">4.</text:span>確定させる。まはは、取り消す。</text:p>
      <text:p text:style-name="P45"/>
      <text:p text:style-name="P45"/>
      <text:p text:style-name="P55">&gt; START TRANSACTION;<text:tab/>--1.トランザクション開始</text:p>
      <text:p text:style-name="P55"/>
      <text:p text:style-name="P55">&gt; UPDATE &lt;テーブル&gt;<text:tab/><text:tab/>--2.作業</text:p>
      <text:p text:style-name="P55"><text:tab/>SET &lt;列&gt; = &lt;式&gt;</text:p>
      <text:p text:style-name="P55"><text:tab/>WHERE &lt;条件&gt;;</text:p>
      <text:p text:style-name="P55"/>
      <text:p text:style-name="P55">&gt; SELECT * FROM &lt;テーブル&gt;;<text:tab/>--3.確認</text:p>
      <text:p text:style-name="P55"><text:soft-page-break/></text:p>
      <text:p text:style-name="P55">&gt; COMMIT;<text:tab/><text:tab/>--4.確定</text:p>
      <text:p text:style-name="P55">又は、</text:p>
      <text:p text:style-name="P55">&gt; ROLLBACK;<text:tab/>--<text:span text:style-name="T26">4.取り消し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03"><text:span text:style-name="T20">36</text:span>.ビュー</text:p>
      <text:p text:style-name="P46"/>
      <text:p text:style-name="P57">・ビューの作り方</text:p>
      <text:p text:style-name="P57">&gt; CREATE VIEW ビュー名 (&lt;ビューの列名１&gt;, &lt;ビューの列名２&gt;, …)</text:p>
      <text:p text:style-name="P57">AS</text:p>
      <text:p text:style-name="P57">&lt;SELECT文&gt;</text:p>
      <text:p text:style-name="P57"/>
      <text:p text:style-name="P57"/>
      <text:p text:style-name="P46">※ビューの中には「<text:span text:style-name="T27">SELECT文」が保存されている（ビュー自体はデータを持たない）。</text:span></text:p>
      <text:p text:style-name="P46"/>
      <text:p text:style-name="P56">※複数のテーブルにまたがる集約を楽に行うことができる。</text:p>
      <text:p text:style-name="P56"/>
      <text:p text:style-name="P56">※よく使うSELECT文をビューにしておくことで、使いまわすことができる。</text:p>
      <text:p text:style-name="P56"/>
      <text:p text:style-name="P56"/>
      <text:p text:style-name="P56"/>
      <text:p text:style-name="P56"/>
      <text:p text:style-name="P56">・ビューに対する検索</text:p>
      <text:p text:style-name="P58">&gt; SELECT &lt;列名１&gt;, &lt;列名２&gt;, …<text:tab/><text:tab/>--①</text:p>
      <text:p text:style-name="P58">FROM &lt;ビュー名&gt;<text:tab/><text:tab/><text:tab/><text:tab/><text:tab/>--②</text:p>
      <text:p text:style-name="P58"/>
      <text:p text:style-name="P58"><text:soft-page-break/>①最初に、ビューに定義されたSELECT文が実行され、</text:p>
      <text:p text:style-name="P58">②その結果に対して、ビューをFROM句に指定したSELECT文が実行される</text:p>
      <text:p text:style-name="P58"/>
      <text:p text:style-name="P58"/>
      <text:p text:style-name="P58"/>
      <text:p text:style-name="P58">・ビューの制限事項</text:p>
      <text:p text:style-name="P58">1.ビュー手着でORDER BY句は使えない（行には順序がない）</text:p>
      <text:p text:style-name="P58">2.ビューに対する更新ができる条件（参照先のテーブルが更新される）</text:p>
      <text:p text:style-name="P58"><text:tab/>・SELECT句にDISTINCTが含まれていない。</text:p>
      <text:p text:style-name="P58"><text:tab/>・FROM句に含まれるテーブルが一つだけである。</text:p>
      <text:p text:style-name="P58"><text:tab/>・GROUP BY句を使用していない。</text:p>
      <text:p text:style-name="P58"><text:tab/>・HAVING句を使用していない。</text:p>
      <text:p text:style-name="P58"/>
      <text:p text:style-name="P58"/>
      <text:p text:style-name="P58"/>
      <text:p text:style-name="P58">・ビューの削除</text:p>
      <text:p text:style-name="P58"/>
      <text:p text:style-name="P58">&gt; DROP VIEW ビュー名;</text:p>
      <text:p text:style-name="P58"/>
      <text:p text:style-name="P58"/>
      <text:p text:style-name="P58"/>
      <text:p text:style-name="P104"><text:span text:style-name="T20">37</text:span>.サブクエリ</text:p>
      <text:p text:style-name="P47"/>
      <text:p text:style-name="P59">&gt; SELECT &lt;列名１&gt;, &lt;列名２&gt;</text:p>
      <text:p text:style-name="P59">FROM <text:span text:style-name="T9">(SELECT &lt;列名１&gt;, &lt;列名２&gt;</text:span></text:p>
      <text:p text:style-name="P28"><text:tab/><text:tab/>FROM &lt;テーブル名&gt;) AS &lt;サブクエリ名&gt;;</text:p>
      <text:p text:style-name="P59"/>
      <text:p text:style-name="P59">※FROMの後の（）が、サブクエリ</text:p>
      <text:p text:style-name="P59"/>
      <text:p text:style-name="P59">※最初にサブクエリのSELECT文が実行され、その次に外側のSELECT文が実行される。</text:p>
      <text:p text:style-name="P59"/>
      <text:p text:style-name="P28">※ノーマルのサブクエリには、AS &lt;サブクエリ名&gt;で名前をつける。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5"><text:span text:style-name="T20">38</text:span>.スカラ・サブクエリ</text:p>
      <text:p text:style-name="P48"/>
      <text:p text:style-name="P60">&gt; SELECT &lt;列名１&gt;, &lt;列名２&gt;</text:p>
      <text:p text:style-name="P60">FROM &lt;テーブル名&gt;</text:p>
      <text:p text:style-name="P60">WHERE &lt;列名１&gt; &gt; <text:span text:style-name="T9">(SELECT AVG(&lt;列名１&gt;)</text:span></text:p>
      <text:p text:style-name="P29"><text:tab/><text:tab/><text:tab/><text:tab/>FROM &lt;テーブル名&gt;);</text:p>
      <text:p text:style-name="P60"/>
      <text:p text:style-name="P60">※上の例は、列名１の値のうち、列名１の平均より大きい値を選ぶSELECT文。</text:p>
      <text:p text:style-name="P60"/>
      <text:p text:style-name="P60"/>
      <text:p text:style-name="P60">・スカラ・サブクエリとは、</text:p>
      <text:p text:style-name="P60"><text:tab/><text:span text:style-name="T9">・戻り値が単一の値になるサブクエリ</text:span></text:p>
      <text:p text:style-name="P60"><text:tab/>・ノーマルのサブクエリのように、名前をつけなくてよい。</text:p>
      <text:p text:style-name="P60"><text:tab/>・戻り値が複数行になると、エラーになる。</text:p>
      <text:p text:style-name="P60"/>
      <text:p text:style-name="P60"/>
      <text:p text:style-name="P60"/>
      <text:p text:style-name="P60"/>
      <text:p text:style-name="P105"><text:span text:style-name="T20">39</text:span>.相関サブクエリ</text:p>
      <text:p text:style-name="P48"/>
      <text:p text:style-name="P61">&gt; SELECT &lt;列名１&gt;, &lt;列名２&gt;</text:p>
      <text:p text:style-name="P61">FROM &lt;テーブル名&gt; AS S1</text:p>
      <text:p text:style-name="P61">WHERE &lt;列名１&gt; &gt; (SELECT AVG(&lt;列名１&gt;)</text:p>
      <text:p text:style-name="P61"><text:tab/><text:tab/><text:tab/><text:tab/>FROM &lt;テーブル名&gt; AS S2</text:p>
      <text:p text:style-name="P61"><text:tab/><text:tab/><text:tab/><text:tab/><text:span text:style-name="T9">WHERE S1.&lt;列名２&gt; = S2.&lt;列名２&gt;</text:span>); <text:s/>--①</text:p>
      <text:p text:style-name="P61"/>
      <text:p text:style-name="P61"/>
      <text:p text:style-name="P61"><text:soft-page-break/>※上の例は、列名２で小分けにした中で、それぞれ列名１の値の中で、平均より大きい値を選ぶSELECT文。</text:p>
      <text:p text:style-name="P61"/>
      <text:p text:style-name="P30">※①は、結合条件。（２つのテーブルの、列を結合して一つのテーブルとして扱えるようにする。）</text:p>
      <text:p text:style-name="P30"/>
      <text:p text:style-name="P31">※WHERE に書く&lt;列名&gt;には、テーブル名の略称をつけること。</text:p>
      <text:p text:style-name="P61"/>
      <text:p text:style-name="P61">・相関サブクエリとは、</text:p>
      <text:p text:style-name="P61"><text:tab/>・２つのテーブルを一つにして、扱えるようにするサブクエリ。</text:p>
      <text:p text:style-name="P61"><text:tab/>・小分けにしたグループ内での比較をする時に使う。</text:p>
      <text:p text:style-name="P61"><text:tab/>・GROUP BY句と同じく、集合の「カット」という機能を持って<text:tab/>いる。</text:p>
      <text:p text:style-name="P61"><text:tab/>・結合条件は、サブクエリの中に書かないとエラーになってしまう。</text:p>
      <text:p text:style-name="P61"/>
      <text:p text:style-name="P61"/>
      <text:p text:style-name="P61"/>
      <text:p text:style-name="P61"/>
      <text:p text:style-name="P61"/>
      <text:p text:style-name="P61"/>
      <text:p text:style-name="P144"><text:span text:style-name="T28">40</text:span>.算術関数</text:p>
      <text:p text:style-name="P138"/>
      <text:p text:style-name="P133">・<text:span text:style-name="T28">ABS---絶対値</text:span></text:p>
      <text:p text:style-name="P133"><text:tab/><text:span text:style-name="T28">ABS(数値)：ゼロと正数はそのまま、負数は符号をとる。</text:span></text:p>
      <text:p text:style-name="P133"/>
      <text:p text:style-name="P133">・<text:span text:style-name="T28">MOD---剰余</text:span></text:p>
      <text:p text:style-name="P133"><text:tab/><text:span text:style-name="T28">MOD(被除数, 除数)：割り算の余り（剰余）を求める。</text:span></text:p>
      <text:p text:style-name="P133"><text:tab/>例：<text:span text:style-name="T28">MOD(7, 3) = 1</text:span></text:p>
      <text:p text:style-name="P133"/>
      <text:p text:style-name="P133">・<text:span text:style-name="T28">ROUND---四捨五入</text:span></text:p>
      <text:p text:style-name="P133"><text:tab/><text:span text:style-name="T28">ROUND(対象数, 丸めの桁数)：四捨五入する。</text:span></text:p>
      <text:p text:style-name="P133"><text:tab/>※丸めの桁数を、<text:span text:style-name="T29">1に指定すると、小数点第二位で、</text:span></text:p>
      <text:p text:style-name="P134"><text:tab/><text:tab/><text:tab/> <text:s text:c="7"/><text:span text:style-name="T29">2を指定すると、小数点第三位で四捨五入する</text:span></text:p>
      <text:p text:style-name="P134"/>
      <text:p text:style-name="P134"><text:tab/></text:p>
      <text:p text:style-name="P133">※ほぼすべての関数は、<text:span text:style-name="T28">NULLに対しては、NULLを返す決まりになっている。（COALESCEは、例外）</text:span></text:p>
      <text:p text:style-name="P133"/>
      <text:p text:style-name="P133"/>
      <text:p text:style-name="P133"><text:soft-page-break/></text:p>
      <text:p text:style-name="P133"/>
      <text:p text:style-name="P145"><text:span text:style-name="T28">41</text:span>.文字列関数</text:p>
      <text:p text:style-name="P139"/>
      <text:p text:style-name="P139">※文字列には、列名も指定できる。</text:p>
      <text:p text:style-name="P139"/>
      <text:p text:style-name="P134">・<text:span text:style-name="T29">BINARY---文字の大きさの区別</text:span></text:p>
      <text:p text:style-name="P134"><text:tab/><text:span text:style-name="T29">&gt; WHERE &lt;列名&gt; = BINARY ‘abc’<text:tab/></text:span></text:p>
      <text:p text:style-name="P134"><text:span text:style-name="T29"><text:tab/>※abcの文字の大きさを区別する。（ABCやaBCではない）</text:span></text:p>
      <text:p text:style-name="P134"/>
      <text:p text:style-name="P134"/>
      <text:p text:style-name="P134">・<text:span text:style-name="T29">CONCAT---連結</text:span></text:p>
      <text:p text:style-name="P134"><text:tab/><text:span text:style-name="T29">CONCAT(文字列１, 文字列２)：文字列1と文字列2を連結する。</text:span></text:p>
      <text:p text:style-name="P134"><text:tab/>例：<text:span text:style-name="T29">CONCAT(‘abc’, ‘def’) = abcdef</text:span></text:p>
      <text:p text:style-name="P134"/>
      <text:p text:style-name="P134"/>
      <text:p text:style-name="P134">・<text:span text:style-name="T30">CHAR_LENGTH---文字列長<text:tab/>（MySQLの場合）</text:span></text:p>
      <text:p text:style-name="P134"><text:tab/><text:span text:style-name="T30">CHAR_LENGTH(文字列)：文字列が何文字なのかを調べる。</text:span></text:p>
      <text:p text:style-name="P134"/>
      <text:p text:style-name="P134">・<text:span text:style-name="T30">LENGTH---文字列のバイト数 （MySQLの場合）</text:span></text:p>
      <text:p text:style-name="P134"><text:tab/><text:span text:style-name="T30">LENGTH(文字列)：文字列が何バイトなのかを調べる。</text:span></text:p>
      <text:p text:style-name="P134"/>
      <text:p text:style-name="P134">・<text:span text:style-name="T30">REPLACE---文字列の置き換え</text:span></text:p>
      <text:p text:style-name="P134"><text:tab/><text:span text:style-name="T30">REPLACE(対象文字列, 置換え前の文字列, 置換え後の文字列)</text:span></text:p>
      <text:p text:style-name="P134"/>
      <text:p text:style-name="P134">・<text:span text:style-name="T30">SUBSTRING---文字列の切り出し</text:span></text:p>
      <text:p text:style-name="P134"><text:tab/><text:span text:style-name="T30">SUBSTRING(対象文字列 FROM 切り出し開始位置 FOR 切り出<text:tab/>す文字数)</text:span></text:p>
      <text:p text:style-name="P134"/>
      <text:p text:style-name="P134">・<text:span text:style-name="T30">UPPER---大文字化</text:span></text:p>
      <text:p text:style-name="P134"><text:tab/><text:span text:style-name="T30">UPPER(文字列)：アルファベットを大文字にする。</text:span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46"><text:soft-page-break/><text:span text:style-name="T28">42</text:span>.日付関数</text:p>
      <text:p text:style-name="P140"/>
      <text:p text:style-name="P135">・<text:span text:style-name="T30">CURRENT_DATE---現在の日付</text:span></text:p>
      <text:p text:style-name="P135"><text:tab/><text:span text:style-name="T31">&gt; SELECT CURRENT_DATE;</text:span></text:p>
      <text:p text:style-name="P135"><text:tab/><text:span text:style-name="T31">2020-05-26</text:span></text:p>
      <text:p text:style-name="P135"/>
      <text:p text:style-name="P135">・<text:span text:style-name="T31">CURRENT_TIME---現在の時間</text:span></text:p>
      <text:p text:style-name="P135"><text:tab/><text:span text:style-name="T31">&gt; SELECT CURENT_TIME;</text:span></text:p>
      <text:p text:style-name="P135"><text:tab/><text:span text:style-name="T31">09:07:21</text:span></text:p>
      <text:p text:style-name="P135"/>
      <text:p text:style-name="P135">・<text:span text:style-name="T31">CURRENT_TIMESTAMP---現在の日時</text:span></text:p>
      <text:p text:style-name="P135"><text:tab/><text:span text:style-name="T31">&gt; SELECT CURRENT_TIMESTAMP;</text:span></text:p>
      <text:p text:style-name="P135"><text:tab/><text:span text:style-name="T31">2020-05-26 09:06:21</text:span></text:p>
      <text:p text:style-name="P135"/>
      <text:p text:style-name="P135">・<text:span text:style-name="T31">EXTRACT---日付要素の切り出し</text:span></text:p>
      <text:p text:style-name="P135"><text:tab/><text:span text:style-name="T31">&gt;SELECT <text:s/>EXTRACT(YEAR, FROM <text:tab/>CURRENT_TIMESTAMP) AS year</text:span></text:p>
      <text:p text:style-name="P135"/>
      <text:p text:style-name="P135"><text:tab/><text:span text:style-name="T31">year</text:span></text:p>
      <text:p text:style-name="P135"><text:tab/>------</text:p>
      <text:p text:style-name="P135"><text:tab/><text:span text:style-name="T31">2020</text:span></text:p>
      <text:p text:style-name="P135"/>
      <text:p text:style-name="P142">切り出しの要素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9">YEAR</text:p>
          </table:table-cell>
          <table:table-cell table:style-name="表4.B1" office:value-type="string">
            <text:p text:style-name="P110">年</text:p>
          </table:table-cell>
        </table:table-row>
        <table:table-row>
          <table:table-cell table:style-name="表4.A2" office:value-type="string">
            <text:p text:style-name="P149">MONTH</text:p>
          </table:table-cell>
          <table:table-cell table:style-name="表4.B2" office:value-type="string">
            <text:p text:style-name="P110">月</text:p>
          </table:table-cell>
        </table:table-row>
        <table:table-row>
          <table:table-cell table:style-name="表4.A2" office:value-type="string">
            <text:p text:style-name="P149">DAY</text:p>
          </table:table-cell>
          <table:table-cell table:style-name="表4.B2" office:value-type="string">
            <text:p text:style-name="P110">日</text:p>
          </table:table-cell>
        </table:table-row>
        <table:table-row>
          <table:table-cell table:style-name="表4.A2" office:value-type="string">
            <text:p text:style-name="P149">HOUR</text:p>
          </table:table-cell>
          <table:table-cell table:style-name="表4.B2" office:value-type="string">
            <text:p text:style-name="P110">時</text:p>
          </table:table-cell>
        </table:table-row>
        <table:table-row>
          <table:table-cell table:style-name="表4.A2" office:value-type="string">
            <text:p text:style-name="P149">MINUTE</text:p>
          </table:table-cell>
          <table:table-cell table:style-name="表4.B2" office:value-type="string">
            <text:p text:style-name="P110">分</text:p>
          </table:table-cell>
        </table:table-row>
        <table:table-row>
          <table:table-cell table:style-name="表4.A2" office:value-type="string">
            <text:p text:style-name="P149">SECOND</text:p>
          </table:table-cell>
          <table:table-cell table:style-name="表4.B2" office:value-type="string">
            <text:p text:style-name="P110">秒</text:p>
          </table:table-cell>
        </table:table-row>
      </table:table>
      <text:p text:style-name="P135"/>
      <text:p text:style-name="P135"><text:tab/></text:p>
      <text:p text:style-name="P135"><text:tab/></text:p>
      <text:p text:style-name="P135"><text:tab/></text:p>
      <text:p text:style-name="P135"/>
      <text:p text:style-name="P135"/>
      <text:p text:style-name="P135"/>
      <text:p text:style-name="P135"/>
      <text:p text:style-name="P135"/>
      <text:p text:style-name="P147"><text:soft-page-break/><text:span text:style-name="T28">43</text:span>.変換関数</text:p>
      <text:p text:style-name="P141"/>
      <text:p text:style-name="P136">・<text:span text:style-name="T32">CAST---型変数</text:span></text:p>
      <text:p text:style-name="P136"><text:tab/><text:span text:style-name="T32">CAST(変換前の値 AS 変換するデータ型)</text:span></text:p>
      <text:p text:style-name="P136"/>
      <text:p text:style-name="P136"><text:tab/>例１：文字列型から数値型への変換</text:p>
      <text:p text:style-name="P136"><text:tab/><text:span text:style-name="T32">&gt; SELECT CAST(‘0001’ AS SIGNED INTEGER) AS &lt;列名&gt;;</text:span></text:p>
      <text:p text:style-name="P136"><text:tab/><text:span text:style-name="T32">1</text:span></text:p>
      <text:p text:style-name="P136"/>
      <text:p text:style-name="P136"><text:tab/>例２：文字列型から日付型への変換</text:p>
      <text:p text:style-name="P136"><text:tab/><text:span text:style-name="T32">&gt; SELECT CAST(‘2020-05-26’ AS DATE) AS &lt;列名&gt;;</text:span></text:p>
      <text:p text:style-name="P136"><text:tab/>‘<text:span text:style-name="T32">2020-05-26’（内部処理だけ変わるので、見た目の変化はない）</text:span></text:p>
      <text:p text:style-name="P136"/>
      <text:p text:style-name="P136">・<text:span text:style-name="T32">COALESCE---NULLを値へ変換</text:span></text:p>
      <text:p text:style-name="P136"><text:tab/><text:span text:style-name="T32">COALESCE(データ１, データ２, データ３, …)：左（データ１)か<text:tab/>ら順に引数を見て、最初にNULLでない値を返します。</text:span></text:p>
      <text:p text:style-name="P136"/>
      <text:p text:style-name="P137"><text:tab/>例：</text:p>
      <text:p text:style-name="P137"><text:span text:style-name="T33"><text:tab/>&gt; SELECT COALESCE(NULL, 123) AS nomber;</text:span></text:p>
      <text:p text:style-name="P136"><text:tab/><text:span text:style-name="T33">nomber</text:span></text:p>
      <text:p text:style-name="P136"><text:tab/>---------</text:p>
      <text:p text:style-name="P136"><text:tab/><text:span text:style-name="T33">123</text:span></text:p>
      <text:p text:style-name="P136"/>
      <text:p text:style-name="P136"><text:tab/><text:span text:style-name="T33">&gt; SELECT COALESCE(NULL, NULL, 123) AS number;</text:span></text:p>
      <text:p text:style-name="P136"><text:tab/><text:span text:style-name="T33">nomber</text:span></text:p>
      <text:p text:style-name="P136"><text:tab/>---------</text:p>
      <text:p text:style-name="P136"><text:tab/><text:span text:style-name="T33">123</text:span></text:p>
      <text:p text:style-name="P136"/>
      <text:p text:style-name="P136"><text:tab/><text:span text:style-name="T33">&gt; SELECT COALESCE(&lt;列名１&gt;, &lt;列名２&gt;, 123) AS number;</text:span></text:p>
      <text:p text:style-name="P136"><text:tab/><text:span text:style-name="T34">nomber</text:span></text:p>
      <text:p text:style-name="P136"><text:tab/>---------</text:p>
      <text:p text:style-name="P136"><text:tab/><text:span text:style-name="T34">123</text:span></text:p>
      <text:p text:style-name="P136"><text:tab/><text:span text:style-name="T34">123</text:span></text:p>
      <text:p text:style-name="P136"><text:tab/><text:span text:style-name="T34">567</text:span></text:p>
      <text:p text:style-name="P136"/>
      <text:p text:style-name="P136"><text:tab/>※列名<text:span text:style-name="T34">1にNULLの値があれば、列名２の値をみて、</text:span></text:p>
      <text:p text:style-name="P136"><text:tab/><text:span text:style-name="T34">NULLの値なら、123を表示する。</text:span></text:p>
      <text:p text:style-name="P136"><text:tab/>列名１、列名２が<text:span text:style-name="T34">NULLでなければ、最初に出てきた</text:span></text:p>
      <text:p text:style-name="P136"><text:tab/>値を表示す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26T09:53:48.707342250</dc:date>
    <meta:editing-duration>PT7H34M21S</meta:editing-duration>
    <meta:editing-cycles>91</meta:editing-cycles>
    <meta:generator>LibreOffice/6.0.7.3$Linux_X86_64 LibreOffice_project/00m0$Build-3</meta:generator>
    <meta:document-statistic meta:table-count="4" meta:image-count="0" meta:object-count="0" meta:page-count="27" meta:paragraph-count="499" meta:word-count="5786" meta:character-count="9022" meta:non-whitespace-character-count="8188"/>
  </office:meta>
</office:document-meta>
</file>